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of StarWriter and Word Extraction in Solr, it is only test. Do not pan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ratchia Pelibossian</meta:initial-creator>
    <meta:creation-date>2010-01-07T17:22:12.26</meta:creation-date>
    <meta:generator>StarOffice/9$Win32 OpenOffice.org_project/310m11$Build-9399</meta:generator>
    <meta:document-statistic meta:table-count="0" meta:image-count="0" meta:object-count="0" meta:page-count="1" meta:paragraph-count="1" meta:word-count="18" meta:character-count="88"/>
    <dc:date>2010-01-07T17:28:50.87</dc:date>
    <dc:creator>Hratchia Pelibossian</dc:creator>
  </office:meta>
</office:document-meta>
</file>